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style:contextual-spacing="false" fo:line-height="192%" fo:padding="0cm" fo:border="none"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2" style:family="paragraph" style:parent-style-name="Text_20_body">
      <loext:graphic-properties draw:fill="solid" draw:fill-color="#ffffff" draw:opacity="100%"/>
      <style:paragraph-properties fo:margin-top="0cm" fo:margin-bottom="0cm" style:contextual-spacing="false" fo:line-height="192%" fo:background-color="#ffffff" fo:padding="0cm" fo:border="none"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3" style:family="paragraph" style:parent-style-name="Text_20_body">
      <loext:graphic-properties draw:fill="solid" draw:fill-color="#ffffff" draw:opacity="100%"/>
      <style:paragraph-properties fo:margin-top="0cm" fo:margin-bottom="0.423cm" style:contextual-spacing="false" fo:line-height="192%" fo:background-color="#ffffff" style:writing-mode="lr-tb"/>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style:style>
    <style:style style:name="P4" style:family="paragraph" style:parent-style-name="Text_20_body" style:list-style-name="L1">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5" style:family="paragraph" style:parent-style-name="Text_20_body" style:list-style-name="L3">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6" style:family="paragraph" style:parent-style-name="Text_20_body" style:list-style-name="L4">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7" style:family="paragraph" style:parent-style-name="Text_20_body" style:list-style-name="L5">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8" style:family="paragraph" style:parent-style-name="Text_20_body" style:list-style-name="L6">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style>
    <style:style style:name="P9" style:family="paragraph" style:parent-style-name="Text_20_body" style:list-style-name="L7">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0" style:family="paragraph" style:parent-style-name="Text_20_body" style:list-style-name="L8">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1" style:family="paragraph" style:parent-style-name="Text_20_body" style:list-style-name="L9">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2" style:family="paragraph" style:parent-style-name="Text_20_body" style:list-style-name="L10">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bold" style:text-blinking="false" fo:background-color="transparent" style:font-weight-asian="bold" style:font-weight-complex="bold"/>
    </style:style>
    <style:style style:name="P13" style:family="paragraph" style:parent-style-name="Text_20_body">
      <loext:graphic-properties draw:fill="solid" draw:fill-color="#ffffff" draw:opacity="100%"/>
      <style:paragraph-properties fo:margin-top="0cm" fo:margin-bottom="0.423cm" style:contextual-spacing="false" fo:line-height="216%" fo:background-color="#ffffff"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fo:background-color="transparent"/>
    </style:style>
    <style:style style:name="P14" style:family="paragraph" style:parent-style-name="Text_20_body">
      <loext:graphic-properties draw:fill="solid" draw:fill-color="#ffffff" draw:opacity="100%"/>
      <style:paragraph-properties fo:margin-top="0cm" fo:margin-bottom="0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fo:background-color="transparent"/>
    </style:style>
    <style:style style:name="P15" style:family="paragraph" style:parent-style-name="Text_20_body" style:list-style-name="L2">
      <loext:graphic-properties draw:fill="solid" draw:fill-color="#ffffff" draw:opacity="100%"/>
      <style:paragraph-properties fo:margin-top="0cm" fo:margin-bottom="0.423cm" style:contextual-spacing="false" fo:line-height="216%" fo:background-color="#ffffff" fo:padding="0cm" fo:border="none" style:writing-mode="lr-tb"/>
      <style:text-properties fo:font-variant="normal" fo:text-transform="none" fo:color="#6b6f80" loext:opacity="100%" style:text-line-through-style="none" style:text-line-through-type="none" style:font-name="Roboto" fo:font-size="10.5pt" fo:font-style="normal" style:text-underline-style="none" fo:font-weight="normal" style:text-blinking="false"/>
    </style:style>
    <style:style style:name="P16" style:family="paragraph" style:parent-style-name="Text_20_body">
      <loext:graphic-properties draw:fill="solid" draw:fill-color="#ffffff" draw:opacity="100%"/>
      <style:paragraph-properties fo:margin-top="0cm" fo:margin-bottom="0cm" style:contextual-spacing="false" fo:line-height="192%" fo:background-color="#ffffff" fo:padding="0cm" fo:border="none" style:writing-mode="lr-tb"/>
    </style:style>
    <style:style style:name="P17" style:family="paragraph" style:parent-style-name="Text_20_body">
      <loext:graphic-properties draw:fill="solid" draw:fill-color="#ffffff" draw:opacity="100%"/>
      <style:paragraph-properties fo:margin-top="0cm" fo:margin-bottom="0.423cm" style:contextual-spacing="false" fo:line-height="216%" fo:background-color="#ffffff" style:writing-mode="lr-tb"/>
    </style:style>
    <style:style style:name="T1" style:family="text">
      <style:text-properties fo:font-variant="normal" fo:text-transform="none" fo:color="#6b6f80"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T2" style:family="text">
      <style:text-properties fo:font-variant="normal" fo:text-transform="none" fo:color="#6967ce" loext:opacity="100%" style:text-line-through-style="none" style:text-line-through-type="none" style:font-name="Roboto" fo:font-size="11.5pt" fo:font-style="normal" style:text-underline-style="solid" style:text-underline-width="auto" style:text-underline-color="font-color"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fo:font-weight="bold"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bf3f7646-7fff-ec4d-9c98-d66470bce97c"/>Suite à THP, une startup trop cool spécialisée dans la musique te recrute pour tes compétences de Data Analyst. C'est la fête. Comme cette startup existe déjà depuis plusieurs années, ils ont une base de données existante, et vont te demander de travailler dessus.</text:p>
      <text:p text:style-name="P2">Dans cet exercice, on te demande donc de récupérer une base de données existante, et de faire des requêtes SQL dedans, afin de récupérer les datas qui t'intéressent, et qui feront de toi une star de la musique.</text:p>
      <text:p text:style-name="P16"><text:span text:style-name="T1">Nous allons travailler sur le </text:span><text:a xlink:type="simple" xlink:href="https://drive.google.com/file/d/1XG-s84jEJINSnLUgw5TYBCFsuyUX_Ll4/view?usp=sharing" text:style-name="Internet_20_link" text:visited-style-name="Visited_20_Internet_20_Link"><text:span text:style-name="T2">fichier suivant</text:span></text:a><text:span text:style-name="T1">, qui contient la BDD complète pour faire les requêtes.</text:span></text:p>
      <text:p text:style-name="P3">Rédige les requêtes SQL permettant d'obtenir les informations ci-dessous. Consigne importante : la requête doit se faire en une seule ligne de SQL et ne doit pas s'appuyer sur d'autres requêtes (notamment pas les requêtes précédentes).</text:p>
      <text:list xml:id="list2127283668" text:style-name="L1">
        <text:list-item>
          <text:p text:style-name="P4">Récupérer tous les albums</text:p>
        </text:list-item>
      </text:list>
      <text:p text:style-name="P13">SELECT Title FROM albums;</text:p>
      <text:list xml:id="list3084139319" text:style-name="L2">
        <text:list-item>
          <text:p text:style-name="P15"><text:span text:style-name="T4">Récupérer tous les albums dont le titre contient "Great"</text:span><text:span text:style-name="T3"> </text:span></text:p>
        </text:list-item>
      </text:list>
      <text:p text:style-name="P13">SELECT * FROM albums WHERE Title LIKE "%Great %";</text:p>
      <text:list xml:id="list2607108112" text:style-name="L3">
        <text:list-item>
          <text:p text:style-name="P5">Donner le nombre total d'albums contenus dans la base (sans regarder les id bien sûr)</text:p>
        </text:list-item>
      </text:list>
      <text:p text:style-name="P13">SELECT COUNT(Title) FROM albums </text:p>
      <text:list xml:id="list908893580" text:style-name="L4">
        <text:list-item>
          <text:p text:style-name="P6">Supprimer tous les albums dont le nom contient "music"</text:p>
        </text:list-item>
      </text:list>
      <text:p text:style-name="P14">DELETE FROM albums </text:p>
      <text:p text:style-name="P13">WHERE '%music%'</text:p>
      <text:list xml:id="list1365077920" text:style-name="L5">
        <text:list-item>
          <text:p text:style-name="P7">Récupérer tous les albums écrits par AC/DC</text:p>
        </text:list-item>
      </text:list>
      <text:p text:style-name="P14">SELECT albums.title</text:p>
      <text:p text:style-name="P14">FROM albums</text:p>
      <text:p text:style-name="P14">INNER JOIN artists ON albums.ArtistId=artists.ArtistId </text:p>
      <text:p text:style-name="P13"><text:soft-page-break/>where artists.name = 'AC/DC';</text:p>
      <text:list xml:id="list822072273" text:style-name="L6">
        <text:list-item>
          <text:p text:style-name="P8">Récupérer tous les titres des albums de AC/DC</text:p>
        </text:list-item>
      </text:list>
      <text:p text:style-name="P17"> </text:p>
      <text:list xml:id="list1066698481" text:style-name="L7">
        <text:list-item>
          <text:p text:style-name="P9">Récupérer la liste des titres de l'album "Let There Be Rock"</text:p>
        </text:list-item>
      </text:list>
      <text:p text:style-name="P17"> </text:p>
      <text:list xml:id="list1026124670" text:style-name="L8">
        <text:list-item>
          <text:p text:style-name="P10">Afficher le prix de cet album ainsi que sa durée totale</text:p>
        </text:list-item>
      </text:list>
      <text:p text:style-name="P17"> </text:p>
      <text:list xml:id="list4084713211" text:style-name="L9">
        <text:list-item>
          <text:p text:style-name="P11">Afficher le coût de l'intégralité de la discographie de "Deep Purple"</text:p>
        </text:list-item>
      </text:list>
      <text:p text:style-name="P17"> </text:p>
      <text:list xml:id="list3280455866" text:style-name="L10">
        <text:list-item>
          <text:p text:style-name="P12">Créer l'album de ton artiste favori en base, en renseignant correctement les trois tables albums, artists et track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1T18:31:23.133355332</meta:creation-date>
    <dc:date>2022-07-21T18:35:47.611080823</dc:date>
    <meta:editing-duration>PT4M25S</meta:editing-duration>
    <meta:editing-cycles>1</meta:editing-cycles>
    <meta:document-statistic meta:table-count="0" meta:image-count="0" meta:object-count="0" meta:page-count="2" meta:paragraph-count="27" meta:word-count="282" meta:character-count="1684" meta:non-whitespace-character-count="1427"/>
    <meta:generator>LibreOffice/7.3.5.2$MacOSX_X86_64 LibreOffice_project/184fe81b8c8c30d8b5082578aee2fed2ea847c01</meta:generator>
  </office:meta>
</office:document-meta>
</file>